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bcf" officeooo:paragraph-rsid="0018fbcf"/>
    </style:style>
    <style:style style:name="P2" style:family="paragraph" style:parent-style-name="Standard">
      <style:text-properties officeooo:rsid="0018fbcf" officeooo:paragraph-rsid="001c5c20"/>
    </style:style>
    <style:style style:name="P3" style:family="paragraph" style:parent-style-name="Standard">
      <style:text-properties officeooo:rsid="001aa093" officeooo:paragraph-rsid="001aa093"/>
    </style:style>
    <style:style style:name="P4" style:family="paragraph" style:parent-style-name="Standard">
      <style:text-properties officeooo:rsid="001cc3f7" officeooo:paragraph-rsid="001cc3f7"/>
    </style:style>
    <style:style style:name="P5" style:family="paragraph" style:parent-style-name="Standard">
      <style:text-properties officeooo:rsid="001fc425" officeooo:paragraph-rsid="001fc425"/>
    </style:style>
    <style:style style:name="P6" style:family="paragraph" style:parent-style-name="Standard">
      <style:text-properties style:text-underline-style="solid" style:text-underline-width="auto" style:text-underline-color="font-color" officeooo:rsid="0018fbcf" officeooo:paragraph-rsid="0018fbcf"/>
    </style:style>
    <style:style style:name="P7" style:family="paragraph" style:parent-style-name="Standard">
      <style:text-properties officeooo:rsid="0018fbcf" officeooo:paragraph-rsid="001c5c20"/>
    </style:style>
    <style:style style:name="P8" style:family="paragraph" style:parent-style-name="Standard">
      <style:text-properties officeooo:rsid="0020c9e0" officeooo:paragraph-rsid="0020c9e0"/>
    </style:style>
    <style:style style:name="P9" style:family="paragraph" style:parent-style-name="Standard">
      <style:text-properties officeooo:rsid="0021ef31" officeooo:paragraph-rsid="0021ef31"/>
    </style:style>
    <style:style style:name="P10" style:family="paragraph" style:parent-style-name="Preformatted_20_Text">
      <style:text-properties officeooo:rsid="0018fbcf" officeooo:paragraph-rsid="001c5c20"/>
    </style:style>
    <style:style style:name="P11" style:family="paragraph" style:parent-style-name="Preformatted_20_Text">
      <style:text-properties officeooo:rsid="0021ef31" officeooo:paragraph-rsid="0021ef31"/>
    </style:style>
    <style:style style:name="T1" style:family="text">
      <style:text-properties officeooo:rsid="001a09fe"/>
    </style:style>
    <style:style style:name="T2" style:family="text">
      <style:text-properties officeooo:rsid="001aa093"/>
    </style:style>
    <style:style style:name="T3" style:family="text">
      <style:text-properties officeooo:rsid="001b0c2f"/>
    </style:style>
    <style:style style:name="T4" style:family="text">
      <style:text-properties officeooo:rsid="001cc3f7"/>
    </style:style>
    <style:style style:name="T5" style:family="text">
      <style:text-properties officeooo:rsid="001fc425"/>
    </style:style>
    <style:style style:name="T6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PFC – Volviendo a empezar</text:p>
      <text:p text:style-name="P6"/>
      <text:p text:style-name="P2"><text:span text:style-name="T4">Sprint</text:span> I – <text:span text:style-name="T4">Basic Server Structure</text:span></text:p>
      <text:p text:style-name="P2"/>
      <text:p text:style-name="P2">Previous set-up</text:p>
      <text:p text:style-name="P2"/>
      <text:p text:style-name="P8">git clone https://github.com/viorelrusu89/PFC.git</text:p>
      <text:p text:style-name="P2"/>
      <text:p text:style-name="P2">-<text:span text:style-name="T3">Base de datos MySQL. Importar fichero 'vizgrimoire.dump'</text:span></text:p>
      <text:p text:style-name="P8">sudo apt-get install mysql-server mysql-client</text:p>
      <text:p text:style-name="P8">mysql</text:p>
      <text:p text:style-name="P8">&gt;create database prodb;</text:p>
      <text:p text:style-name="P8"><text:s/>mysql --user=root --password=toor prodb &lt;vizgrimoire.dump &gt;output.tab</text:p>
      <text:p text:style-name="P8"/>
      <text:p text:style-name="P2">-Instalar sqlalchemy </text:p>
      <text:p text:style-name="P10"><text:span text:style-name="Source_20_Text"><text:span text:style-name="T6">sudo apt-get install python-sqlalchemy</text:span></text:span></text:p>
      <text:p text:style-name="P2"/>
      <text:p text:style-name="P9">Ahora todo el lío de dependencias y tal:</text:p>
      <text:p text:style-name="P11"><text:span text:style-name="Source_20_Text"><text:span text:style-name="T6">sudo pip install python-dateutil --upgrade</text:span></text:span></text:p>
      <text:p text:style-name="Text_20_body"><text:line-break/></text:p>
      <text:p text:style-name="P2"/>
      <text:p text:style-name="P2">-<text:span text:style-name="T2">Descargar ficheros scm y poner en el directorio de la app directamente junto con views.py </text:span><text:a xlink:type="simple" xlink:href="https://github.com/jgbarah/grimoire-api/tree/master/grimoirelib"><text:span text:style-name="T2">https://github.com/jgbarah/grimoire-api/tree/master/grimoirelib</text:span></text:a></text:p>
      <text:p text:style-name="P2"/>
      <text:p text:style-name="P2"/>
      <text:p text:style-name="P2">– <text:span text:style-name="T1">Servidor con base de datos (accede a ella a través de scm que funciona sobre SQLALchemy). Servidor accede a base de datos filtrando commits y devuelve en formato json al navegador el número de commits que ha entontrado.</text:span></text:p>
      <text:p text:style-name="P3"><text:a xlink:type="simple" xlink:href="http://localhost:1234/ncommits">http://localhost:1234/ncommits</text:a></text:p>
      <text:p text:style-name="P3"/>
      <text:p text:style-name="P4">Sprint II – Improving client side (Angular+dygraphs)</text:p>
      <text:p text:style-name="P4"/>
      <text:p text:style-name="P4">On client-side: Angular + dygraphs</text:p>
      <text:p text:style-name="P4">On server-side: Obtener timeseries de la BBDD y servirla como JSON</text:p>
      <text:p text:style-name="P4"/>
      <text:p text:style-name="P4">1. Servir páginas estáticas (index.html) – <text:span text:style-name="T5">lo he hecho redireccionando homepage a index.html</text:span></text:p>
      <text:p text:style-name="P5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20:10:45.136215371</meta:creation-date>
    <dc:date>2015-04-08T22:41:03.886643974</dc:date>
    <meta:editing-duration>PT1H53M31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22" meta:word-count="149" meta:character-count="1125" meta:non-whitespace-character-count="989"/>
  </office:meta>
</office:document-meta>
</file>